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entury Gothic" svg:font-family="'Century Gothic'" style:font-family-generic="swiss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  <style:text-properties style:font-name="Century Gothic" fo:language="ca" fo:country="ES"/>
    </style:style>
    <style:style style:name="T1" style:family="text">
      <style:text-properties style:font-name="Century Gothic" fo:language="ca" fo:country="E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Sr. Joan Pons Florit</text:span><text:span text:style-name="T1"/></text:p>
      <text:p text:style-name="P1" loext:marker-style-name="T1"><text:span text:style-name="T1">C/ d’Enmig, 14 <text:s/></text:span><text:span text:style-name="T1"/></text:p>
      <text:p text:style-name="P1" loext:marker-style-name="T1"><text:span text:style-name="T1">07740 ES MERCADAL</text:span><text:span text:style-name="T1"/></text:p>
      <text:p text:style-name="P2" loext:marker-style-name="T1"/>
      <text:p text:style-name="P1" loext:marker-style-name="T1"><text:span text:style-name="T1">Benvolgut/da,</text:span><text:span text:style-name="T1"/></text:p>
      <text:p text:style-name="P2" loext:marker-style-name="T1"/>
      <text:p text:style-name="P1" loext:marker-style-name="T1"><text:span text:style-name="T1">Ens dirigim per recordar-li que, per tal de poder tramitar correctament el Model 061 de la seva empresa, és necessari que es presenti en aquestes oficines el proper 29/11/2024, en horari de 16h a 17h, per tal de procedir a la signatura d’un document imprescindible per completar la tramitació.</text:span><text:span text:style-name="T1"/></text:p>
      <text:p text:style-name="P2" loext:marker-style-name="T1"/>
      <text:p text:style-name="P1" loext:marker-style-name="T1"><text:span text:style-name="T1">La seva signatura és un tràmit obligatori per poder continuar amb el procés de gestió i completar la documentació requerida. En cas de no presentar-se en la data i hora indicades, l'expedient serà arxivat.</text:span><text:span text:style-name="T1"/></text:p>
      <text:p text:style-name="P2" loext:marker-style-name="T1"/>
      <text:p text:style-name="P1" loext:marker-style-name="T1"><text:span text:style-name="T1">Apreciem la seva col·laboració i quedem a la seva disposició per a qualsevol dubte o aclariment que pugui sorgir.</text:span><text:span text:style-name="T1"/></text:p>
      <text:p text:style-name="P2" loext:marker-style-name="T1"/>
      <text:p text:style-name="P1" loext:marker-style-name="T1"><text:span text:style-name="T1">Atentament, <text:s/></text:span><text:span text:style-name="T1"/></text:p>
      <text:p text:style-name="P1" loext:marker-style-name="T1"><text:span text:style-name="T1">Antoni Pons Florit</text:span><text:span text:style-name="T1"/></text:p>
      <text:p text:style-name="P1" loext:marker-style-name="T1"><text:span text:style-name="T1">Cap d’administracio <text:s/></text:span><text:span text:style-name="T1"/></text:p>
      <text:p text:style-name="P1" loext:marker-style-name="T1"><text:span text:style-name="T1">Maó, 5 de novembre de 2024 <text:s/></text:span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entury Gothic" svg:font-family="'Century Gothic'" style:font-family-generic="swiss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entury Gothic" fo:font-size="12pt" fo:language="en" fo:country="US" style:letter-kerning="true" style:font-name-asian="Noto Serif CJK SC" style:font-size-asian="12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Century Gothic" fo:font-size="12pt" fo:language="en" fo:country="US" style:letter-kerning="true" style:font-name-asian="Noto Serif CJK SC" style:font-size-asian="12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style:punctuation-wrap="simple" style:writing-mode="lr-tb"/>
      <style:text-properties style:use-window-font-color="true" loext:opacity="0%" style:font-name="Century Gothic" fo:font-family="'Century Gothic'" style:font-family-generic="swiss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Noto Sans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Century Gothic" fo:font-family="'Century Gothic'" style:font-family-generic="swiss" fo:font-size="14pt" style:font-name-asian="Noto Sans CJK SC" style:font-family-asian="'Noto Sans CJK SC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Century Gothic" fo:font-family="'Century Gothic'" style:font-family-generic="swiss" style:font-name-complex="Noto Sans" style:font-family-complex="'Noto Sans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entury Gothic" fo:font-family="'Century Gothic'" style:font-family-generic="swiss" fo:font-size="12pt" fo:font-style="italic" style:font-size-asian="12pt" style:font-style-asian="italic" style:font-name-complex="Noto Sans" style:font-family-complex="'Noto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entury Gothic" fo:font-family="'Century Gothic'" style:font-family-generic="swiss" style:font-name-complex="Noto Sans" style:font-family-complex="'Noto Sans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2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9T08:11:53</meta:creation-date>
    <dc:language>en-US</dc:language>
    <dc:date>2024-11-05T09:53:07</dc:date>
    <meta:editing-cycles>9</meta:editing-cycles>
    <meta:editing-duration>PT1H16M</meta:editing-duration>
    <meta:generator>LibreOffice/24.8.2.1$Linux_X86_64 LibreOffice_project/0f794b6e29741098670a3b95d60478a65d05ef13</meta:generator>
    <meta:document-statistic meta:table-count="0" meta:image-count="0" meta:object-count="0" meta:page-count="1" meta:paragraph-count="11" meta:word-count="125" meta:character-count="757" meta:non-whitespace-character-count="635"/>
    <meta:user-defined meta:name="AppVersion">15.0000</meta:user-defined>
  </office:meta>
</office:document-meta>
</file>